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8db" officeooo:paragraph-rsid="001498db"/>
    </style:style>
    <style:style style:name="P2" style:family="paragraph" style:parent-style-name="Standard">
      <style:text-properties officeooo:rsid="001536a5" officeooo:paragraph-rsid="00153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________________________________________</text:p>
      <text:p text:style-name="P2"/>
      <text:p text:style-name="P2">UNIX</text:p>
      <text:p text:style-name="P2">OS</text:p>
      <text:p text:style-name="P2"/>
      <text:p text:style-name="P2">LINUX</text:p>
      <text:p text:style-name="P2">OS basado en UNIX</text:p>
      <text:p text:style-name="P2"/>
      <text:p text:style-name="P2">distribuciones LINUX</text:p>
      <text:p text:style-name="P2">LINUX kernel+apps que hacen al sistema usable</text:p>
      <text:p text:style-name="P2">c/u se conecta a package repositories, las apps disponibles dependen de la distro usada</text:p>
      <text:p text:style-name="P2">package manager=apt</text:p>
      <text:p text:style-name="P2"/>
      <text:p text:style-name="P2">red hat:fedora+RHEL</text:p>
      <text:p text:style-name="P2">debian: debian+ubuntu</text:p>
      <text:p text:style-name="P2">_________________________________________</text:p>
      <text:p text:style-name="P2"/>
      <text:p text:style-name="P2">SHELL</text:p>
      <text:p text:style-name="P2">case sensitive</text:p>
      <text:p text:style-name="P2">command arg1 ar2 arg3</text:p>
      <text:p text:style-name="P2">shell prompt: dq@debianVM: usuario "dq" esta en el servidor "debianVM" (nombre que le puse a la VM q corre debian)</text:p>
      <text:p text:style-name="P2"/>
      <text:p text:style-name="P2">filesystem</text:p>
      <text:p text:style-name="P2">forma en como OS almacena archivos</text:p>
      <text:p text:style-name="P2">a c/u archivo le pone un label para organizarlo dentro de grupos/contenedores (directorios) en filesystem</text:p>
      <text:p text:style-name="P2">i.e. filesysytem es un conjunto de registros de todos los archivos, con info de: tipo de archivo, usuario q lo creo, tipos de acceso, posicion dentro de filesystem, inicio+fin del contenido</text:p>
      <text:p text:style-name="P2">_________________________________________</text:p>
      <text:p text:style-name="P2"/>
      <text:p text:style-name="P2">directorios estan organizados de manera jerarquica, empezando por el directorio root "/" y bajando por subdirectorios hasta llegar al archivo en cuestion. i.e. c/u archivo es identificado por un path:</text:p>
      <text:p text:style-name="P2">/home/gm/mydata/bac1.seq</text:p>
      <text:p text:style-name="P2">_________________________________________</text:p>
      <text:p text:style-name="P2">pwd: ver directorio sobre el q esta actualmente</text:p>
      <text:p text:style-name="P2">_________________________________________</text:p>
      <text:p text:style-name="P2">directorio "home" directorio en el q el usuario siempre esta luego de iniciar sesion</text:p>
      <text:p text:style-name="P2"/>
      <text:p text:style-name="P2">dq@debianVM:~$</text:p>
      <text:p text:style-name="P2">"~" simboliza q estoy en el directorio "home"</text:p>
      <text:p text:style-name="P2">dq@debianVM:~$ = dq@debianVM:/home/dq$</text:p>
      <text:p text:style-name="P2">_________________________________________</text:p>
      <text:p text:style-name="P2">navegar en filesystem</text:p>
      <text:p text:style-name="P2"/>
      <text:p text:style-name="P2">cd: change directory</text:p>
      <text:p text:style-name="P2">dq@debianVM:~$ cd Desktop</text:p>
      <text:p text:style-name="P2">&gt;&gt;&gt;dq@debianVM:~/Desktop$</text:p>
      <text:p text:style-name="P2"><text:soft-page-break/></text:p>
      <text:p text:style-name="P2">cd ..: devuelve 1 nivel arriba en la jerarquia, i.e. me devuelve al directorio anterior</text:p>
      <text:p text:style-name="P2">dq@debianVM:~/Desktop$ cd ..</text:p>
      <text:p text:style-name="P2">dq@debianVM:~$</text:p>
      <text:p text:style-name="P2">_________________________________________</text:p>
      <text:p text:style-name="P2">enlistar archivos</text:p>
      <text:p text:style-name="P2">ls: muestra lista de contenido del directorio</text:p>
      <text:p text:style-name="P2">ls -la: lista+detalles&gt;tamanho file, permisos, etc.</text:p>
      <text:p text:style-name="P2">_________________________________________</text:p>
      <text:p text:style-name="P2">encontrar archivo</text:p>
      <text:p text:style-name="P2">find ~/ -type f -name "postgis-2.0.0" &gt; busca file en todo el home directory, i.e. desde el root</text:p>
      <text:p text:style-name="P2">find . -type f -name "postgis-2.0.0"&gt; busca el file solamente en el current directory</text:p>
      <text:p text:style-name="P2">sudo find / -type d -name "postgis-2.0.0"&gt; con "sudo" hace q se busque tbn dentro de subfolders</text:p>
      <text:p text:style-name="P2"/>
      <text:p text:style-name="P2">find ~/ -name "LinuxNotes.odt"</text:p>
      <text:p text:style-name="P2">/home/dq/Desktop/LinuxNotes.odt</text:p>
      <text:p text:style-name="P2"/>
      <text:p text:style-name="P2">find ~/ -name Linux*</text:p>
      <text:p text:style-name="P2">&gt;usar "*" cuando se sabe q el nombre del archivo tiene cierto string, el sistema hara match con ese string de todos los archivos q lo tengan</text:p>
      <text:p text:style-name="P2">_________________________________________</text:p>
      <text:p text:style-name="P2">permisos de archivos</text:p>
      <text:p text:style-name="P2">definen quien tiene permitido ver, modificar o ejecutar el archivo</text:p>
      <text:p text:style-name="P2">"ls -la" me da esa info</text:p>
      <text:p text:style-name="P2">r=read</text:p>
      <text:p text:style-name="P2">w=write</text:p>
      <text:p text:style-name="P2">x=execute</text:p>
      <text:p text:style-name="P2"/>
      <text:p text:style-name="P2">files:</text:p>
      <text:p text:style-name="P2">-rw-r--r-- <text:s/>1 dq dq 13700 May 12 16:50 LinuxNotes.odt</text:p>
      <text:p text:style-name="P2"/>
      <text:p text:style-name="P2">directorios:</text:p>
      <text:p text:style-name="P2">drwxr-xr-x <text:s/>2 dq dq <text:s/>4096 May 12 16:51 .</text:p>
      <text:p text:style-name="P2">&gt;"d" indica que "." es un directorio</text:p>
      <text:p text:style-name="P2"/>
      <text:p text:style-name="P2">cambiar permisos del file</text:p>
      <text:p text:style-name="P2">chmod [u|g|o (+|-) (r,w,x)] [filename, directoryname] </text:p>
      <text:p text:style-name="P2"/>
      <text:p text:style-name="P2">-rw-r--r-- <text:s/>1 dq dq 13700 May 12 16:50 LinuxNotes2.odt</text:p>
      <text:p text:style-name="P2">e.g. si quiero que el archivo anterior tenga solo permisos de read entonces hago:</text:p>
      <text:p text:style-name="P2">chmod u-w LinuxNotes2.odt</text:p>
      <text:p text:style-name="P2">* tambien se pueden remover +1 permiso al mismo tiempo:</text:p>
      <text:p text:style-name="P2">chmod u-wx LinuxNotes2.odt</text:p>
      <text:p text:style-name="P2"/>
      <text:p text:style-name="P2">si quiero volver a agregarle el "write" entonces hago:</text:p>
      <text:p text:style-name="P2">chmod u+w LinuxNotes2.odt</text:p>
      <text:p text:style-name="P2">u: usuario propietario del file</text:p>
      <text:p text:style-name="P2">_________________________________________</text:p>
      <text:p text:style-name="P2"/>
      <text:p text:style-name="P2"><text:soft-page-break/>rm filename:borrar archivos</text:p>
      <text:p text:style-name="P2">rm LinuxNotes2.odt</text:p>
      <text:p text:style-name="P2">*files borrados no se pueden recuperar</text:p>
      <text:p text:style-name="P2">_________________________________________</text:p>
      <text:p text:style-name="P2"/>
      <text:p text:style-name="P2">cat: ver contenido de archivos</text:p>
      <text:p text:style-name="P2">cat LinuxNotes.odt</text:p>
      <text:p text:style-name="P2"/>
      <text:p text:style-name="P2">strings: remueve caracteres especiales al ver conteido de un archivo binario</text:p>
      <text:p text:style-name="P2"/>
      <text:p text:style-name="P2">less/more: si file tiene tanta info q scroll no deja ver primeras lineas, entonces se usan estos comandos para q scroll se detiene cuando ventana de terminal se llena</text:p>
      <text:p text:style-name="P2"/>
      <text:p text:style-name="P2">archivos libre office los toma como binarios, entonces hay que:</text:p>
      <text:p text:style-name="P2">1-bajar el package: sudo apt-get install odt2txt </text:p>
      <text:p text:style-name="P2">2-ver contenido del archivo con:</text:p>
      <text:p text:style-name="P2">odt2txt LinuxNotes.odt</text:p>
      <text:p text:style-name="P2"/>
      <text:p text:style-name="P2">head: obtiene info del inicio del archivo</text:p>
      <text:p text:style-name="P2">tail: recupera info del final del archivo</text:p>
      <text:p text:style-name="P2">head -3 LinuxNotes.odt: muestra las primeras 3 lineas del archivo</text:p>
      <text:p text:style-name="P2">tail -3 LinuxNotes.odt: muestra las ultimas 3 lineas del archivo</text:p>
      <text:p text:style-name="P2">_________________________________________</text:p>
      <text:p text:style-name="P2"/>
      <text:p text:style-name="P2">mkdir: crear directorios</text:p>
      <text:p text:style-name="P2"/>
      <text:p text:style-name="P2">cd Desktop</text:p>
      <text:p text:style-name="P2">mkdir Test</text:p>
      <text:p text:style-name="P2">cd Test</text:p>
      <text:p text:style-name="P2">ls</text:p>
      <text:p text:style-name="P2">_________________________________________</text:p>
      <text:p text:style-name="P2"/>
      <text:p text:style-name="P2">rmdir: borra directorios vacios</text:p>
      <text:p text:style-name="P2">*sale error si se intenta borrar directorios q tengan algo adentro</text:p>
      <text:p text:style-name="P2"/>
      <text:p text:style-name="P2">rm -r -f [directory name]</text:p>
      <text:p text:style-name="P2">-r: borrar directorio</text:p>
      <text:p text:style-name="P2">-f: fuerza a borrar aun si directorio tiene files</text:p>
      <text:p text:style-name="P2"/>
      <text:p text:style-name="P2">*si directorio esta en Desktop, entonces hay q devolverse ahi y luego borrar el directorio "Test":</text:p>
      <text:p text:style-name="P2">cd Desktop</text:p>
      <text:p text:style-name="P2">rm -r -f Test/</text:p>
      <text:p text:style-name="P2"/>
      <text:p text:style-name="P2">_________________________________________</text:p>
      <text:p text:style-name="P2"/>
      <text:p text:style-name="P2">copiar files</text:p>
      <text:p text:style-name="P2">cp [sourcefilepath] [destfilepath]</text:p>
      <text:p text:style-name="P2"/>
      <text:p text:style-name="P2">dentro de Desktop:</text:p>
      <text:p text:style-name="P2"><text:soft-page-break/>cp LinuxNotes.odt LinuxNotes2.odt</text:p>
      <text:p text:style-name="P2">&gt;copia el archivo dentro de Desktop, con nuevo nombre</text:p>
      <text:p text:style-name="P2"/>
      <text:p text:style-name="P2">ls</text:p>
      <text:p text:style-name="P2">&gt;me mostraria ambos files en Desktop</text:p>
      <text:p text:style-name="P2"/>
      <text:p text:style-name="P2">copiar directorios</text:p>
      <text:p text:style-name="P2">cp -p -r pdfdoc/ pdfcopy/</text:p>
      <text:p text:style-name="P2">-p: preserva permisos</text:p>
      <text:p text:style-name="P2">-r: indica que se copien todos los sub-directorios de pdfdoc (copia recursiva)</text:p>
      <text:p text:style-name="P2">___________________________</text:p>
      <text:p text:style-name="P2">movere files</text:p>
      <text:p text:style-name="P2"/>
      <text:p text:style-name="P2">mv sourcefilepath destfilepath</text:p>
      <text:p text:style-name="P2"/>
      <text:p text:style-name="P2">mv xlrhodop.fasta myxlr.fasta</text:p>
      <text:p text:style-name="P2">remueve xlrhodop.fasta y lo re-genera con nuevo nombre dentro del mismo directorio</text:p>
      <text:p text:style-name="P2">___________________________</text:p>
      <text:p text:style-name="P2"/>
      <text:p text:style-name="P2">ref</text:p>
      <text:p text:style-name="P2"/>
      <text:p text:style-name="P2">man cat: built-in ref manual</text:p>
      <text:p text:style-name="P2">apropos list: lista de comandos q hacen list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6:50:42.624466582</meta:creation-date>
    <dc:date>2019-05-12T18:35:03.348489959</dc:date>
    <meta:editing-duration>PT2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5" meta:paragraph-count="126" meta:word-count="708" meta:character-count="5044" meta:non-whitespace-character-count="4458"/>
  </office:meta>
</office:document-meta>
</file>